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PT Astra Serif" svg:font-family="'PT Astra Serif'" style:font-adornments="Regular" style:font-family-generic="roman"/>
    <style:font-face style:name="PT Astra Serif1" svg:font-family="'PT Astra Serif'" style:font-adornments="Обычный" style:font-family-generic="roman" style:font-pitch="variable"/>
    <style:font-face style:name="Source Han Sans CN Regular" svg:font-family="'Source Han Sans CN Regular'" style:font-family-generic="system" style:font-pitch="variable"/>
  </office:font-face-decls>
  <office:automatic-styles>
    <style:style style:name="P1" style:family="paragraph" style:parent-style-name="Header_20_right">
      <style:text-properties style:text-rotation-angle="270" style:text-rotation-scale="line-height"/>
    </style:style>
    <style:style style:name="P2" style:family="paragraph" style:parent-style-name="Footer_20_left">
      <style:text-properties officeooo:rsid="005ffed0" officeooo:paragraph-rsid="005ffed0"/>
    </style:style>
    <style:style style:name="P3" style:family="paragraph" style:parent-style-name="Standard">
      <style:text-properties fo:font-size="2pt" officeooo:paragraph-rsid="007cf328" style:font-size-asian="1.75pt" style:font-size-complex="2pt"/>
    </style:style>
    <style:style style:name="P4" style:family="paragraph" style:parent-style-name="Гриф_5f_Экземпляр">
      <style:text-properties officeooo:paragraph-rsid="007cf328"/>
    </style:style>
    <style:style style:name="P5" style:family="paragraph" style:parent-style-name="Гриф_5f_Экземпляр">
      <style:text-properties officeooo:rsid="005d3465" officeooo:paragraph-rsid="007cf328"/>
    </style:style>
    <style:style style:name="P6" style:family="paragraph" style:parent-style-name="First_20_line_20_indent">
      <style:text-properties officeooo:paragraph-rsid="0077fdf3"/>
    </style:style>
    <style:style style:name="P7" style:family="paragraph" style:parent-style-name="Preformatted_20_Text">
      <style:paragraph-properties fo:margin-top="0cm" fo:margin-bottom="0.499cm" style:contextual-spacing="false"/>
    </style:style>
    <style:style style:name="P8" style:family="paragraph" style:parent-style-name="Text_20_body">
      <style:paragraph-properties fo:margin-top="0cm" fo:margin-bottom="0.499cm" style:contextual-spacing="false"/>
    </style:style>
    <style:style style:name="P9" style:family="paragraph" style:parent-style-name="Footer_20_left" style:master-page-name="Обратная_20_сторона">
      <style:paragraph-properties style:page-number="auto"/>
    </style:style>
    <style:style style:name="P10" style:family="paragraph" style:parent-style-name="Text_20_body" style:master-page-name="First_20_Page">
      <style:paragraph-properties style:page-number="auto"/>
      <style:text-properties officeooo:paragraph-rsid="0077fdf3"/>
    </style:style>
    <style:style style:name="P11" style:family="paragraph" style:parent-style-name="Text_20_body">
      <style:paragraph-properties fo:margin-top="0cm" fo:margin-bottom="0.499cm" style:contextual-spacing="false"/>
      <style:text-properties officeooo:paragraph-rsid="00847e31"/>
    </style:style>
    <style:style style:name="T1" style:family="text">
      <style:text-properties officeooo:rsid="005ffed0"/>
    </style:style>
    <style:style style:name="T2" style:family="text">
      <style:text-properties fo:language="ru" fo:country="RU"/>
    </style:style>
    <style:style style:name="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Правила написания и оформления кода С++</text:p>
      <text:p text:style-name="P8">Основные принципы:</text:p>
      <text:p text:style-name="P8">Удобство поддержки:</text:p>
      <text:p text:style-name="P8">удобство отладки и чтения. Код должен быть удобен при отладке. Код должен быть удобен для чтения.</text:p>
      <text:p text:style-name="P8">В случаях не предусмотренных настоящим документом, неoбходимо руководствоваться вышеуказанными основными принципами в соответсвии с указаным приоритетом.</text:p>
      <text:p text:style-name="P8">Формат исходных файлов</text:p>
      <text:p text:style-name="P8">Кодировка исходных кодов должна быть UTF-8 для комментариев и ASCII для прочего (в т.ч. строковых констант).</text:p>
      <text:p text:style-name="P8">Конец строки в файлах должен быть в UNIX формате (LF).</text:p>
      <text:p text:style-name="P8">Для форматирования отступа строк требуется использовать символы пробела (SPACE) длиной в 4 (WebKit style guide) пробела. Для форматирования выравнивания текста внутри строк использовать пробелы.</text:p>
      <text:p text:style-name="P8">Разрешается "табличное" выравнивание пробелами. (Настраивается в clang-format)</text:p>
      <text:p text:style-name="P8">int i = 0; // счетчик float sum = 0.0f; // накапливаемая сумма</text:p>
      <text:p text:style-name="P8">Требуется дополнительно комментировать участки кода, содержащие нетривиальные алгоритмы или длинную реализацию.</text:p>
      <text:p text:style-name="P8">Ссылки на алгоритмы</text:p>
      <text:p text:style-name="P8">Код, содержащий какие-то неочевидные алгоритмы стороннего авторства, необходимо снабжать ссылками на первоисточники (общеизвестное название алгоритма, статьи, либо хорошо прокомментированный чужой код, либо выписки из форумов и т. д.). Данное действие не отменяет подробное комментирование такого кода.</text:p>
      <text:p text:style-name="P8">Библиотеки и внешние зависимости.</text:p>
      <text:p text:style-name="P8">Рекомендуется использование STL библиотеки. При необходимости использования нетривиальных алгоритмов и/или подсистем рекомендуется произвести исследование на предмет наличия готовой библиотеки с открытым исходным кодом и подходящей лицензией. Все внешние зависимости должны быть задокументированы, как минимум: название, лицензия, ссылка на оригинальный исходный код или страницу проекта, используемая версия, накладываемые патчи.</text:p>
      <text:p text:style-name="P8"><text:soft-page-break/>Именование</text:p>
      <text:p text:style-name="P8">Все имена должны состоять из букв английского алфавита (прописных и/или строчных), цифр и знаков подчеркивания. Запрещается использовать не-ASCII символы в исходных кодах, за исключением комментариев.</text:p>
      <text:p text:style-name="P8">Наименования переменных, классов и методов должны быть в нотации Camel:</text:p>
      <text:p text:style-name="P8">UpperCamelCase - наименования классов и именование статических методов возвращаюищих экземпляр класса lowerCamelCase — для наименования экземпляров классов и методов. Акронимы имеют только первую большую букву getUuid(), checkId(), loadFromFtp(), HttpReader, ManagerUi.</text:p>
      <text:p text:style-name="P8">Знак указателя * и ссылки &amp; ставить у переменной или функции</text:p>
      <text:p text:style-name="P8">Указатель это тип (T *value) и ссылка это тип (T &amp;value).</text:p>
      <text:p text:style-name="P8">Почему не int * foo() {}? Оставим такое выражение для умножения. Необходимо ставить звёздочку у переменной или функции.</text:p>
      <text:p text:style-name="P8">Запрещается использовать «магические», числа, значения константы</text:p>
      <text:p text:style-name="P8">Значение должны быть вынесены в именованные константы, при этом обязательно указание единиц измерения констант (если применимо), а также - для неочевидных констант - источник их значения (например, "значение задаётся в ТЗ" или "подобрано экспериментально").</text:p>
      <text:p text:style-name="P8">Перечисляемые типы</text:p>
      <text:p text:style-name="P8">Имя перечисляемого типа должно быть написано по нотации UpperCaseCamel, при этом допускаются безымянные (анонимные). Для неанонимных перечислений обязательно использовать конструкцию enum class, если не нужно неявное приведение к целочисленному типу.</text:p>
      <text:p text:style-name="P8">Widget.h</text:p>
      <text:p text:style-name="P8">class Widget { public: enum class Alignment { Left, Right, Top, Bottom }; void setAlignment(Alignment alignment); // Ок, перечисление будет использоваться в клиентском коде void resize(int width = DefaultSize::Width, int height = DefaultSize::Height); private: enum DefaultSize { Width = 800, Height = 600 }; // Хорошо. Доступны как параметры по умолчанию для resize(), недоступны извне. };</text:p>
      <text:p text:style-name="P8">Перечисления не нужные в header'e, должны распологаться в .cpp</text:p>
      <text:p text:style-name="P8">Если в проекте namespace отсутствует, оборачивайте enum в анонимный namespace. Это не даст другим библиотекам его увидеть и случайно подцепить. (На самом деле, <text:soft-page-break/>автоматически сгенерируется уникальный namespace)</text:p>
      <text:p text:style-name="P8">Widget.cpp</text:p>
      <text:p text:style-name="P8">#include "Widget.h"</text:p>
      <text:p text:style-name="P8">namespace { enum DefaultCoordinates { X = 200, Y = 200 }; }</text:p>
      <text:p text:style-name="P8">Именование членов полей классов</text:p>
      <text:p text:style-name="P8">Открытые поля классов начинаются именуются в соотвествии с нотацией lowerCamelCase. Статические именуются в соответствии с нотацией LowerCamelCase.</text:p>
      <text:p text:style-name="P8">int coordinatesOrigin; class Point { double x; double y; static int Сount; };</text:p>
      <text:p text:style-name="P8">Закрытые члены классов именуются с префиксом <text:span text:style-name="Emphasis">. Почему не Google Style int x</text:span> ?</text:p>
      <text:p text:style-name="P8">Удобство. IDE после _ подскажет все закрытые поля класса, при автозаполнении. При поиске легче искать по префиксу <text:span text:style-name="Emphasis">, чем выражение *</text:span>, которое может пересекаться со snake_case из стандартной и других библиотек.</text:p>
      <text:p text:style-name="P8">Пример правильно оформленного кода</text:p>
      <text:p text:style-name="P8">namespace A { // Комментарии начинаются с отступа</text:p>
      <text:p text:style-name="P8">struct A {</text:p>
      <text:p text:style-name="Preformatted_20_Text"><text:bookmark text:name="LC1"/><text:bookmark text:name="code-3"/><text:span text:style-name="Source_20_Text"><text:span text:style-name="T2">void foo(int n) { // Открывающие фигурные скобки остаются на предыдущей строке</text:span></text:span></text:p>
      <text:p text:style-name="Preformatted_20_Text"><text:bookmark text:name="LC2"/></text:p>
      <text:p text:style-name="Preformatted_20_Text"><text:bookmark text:name="LC3"/><text:span text:style-name="Source_20_Text"><text:s text:c="4"/></text:span><text:span text:style-name="Source_20_Text"><text:span text:style-name="T2">if (n &gt; 0) { // Фигурные скобки использовать обязательно.</text:span></text:span></text:p>
      <text:p text:style-name="Preformatted_20_Text"><text:bookmark text:name="LC4"/><text:span text:style-name="Source_20_Text"><text:s text:c="8"/></text:span><text:span text:style-name="Source_20_Text"><text:span text:style-name="T2">for (int i = 0; i &lt; n; ++i) </text:span></text:span></text:p>
      <text:p text:style-name="Preformatted_20_Text"><text:bookmark text:name="LC5"/><text:span text:style-name="Source_20_Text"><text:s text:c="12"/></text:span><text:span text:style-name="Source_20_Text"><text:span text:style-name="T2">std::cout &lt;&lt; i; // Использовать пространство имён в месте </text:span></text:span></text:p>
      <text:p text:style-name="Preformatted_20_Text"><text:bookmark text:name="LC6"/><text:span text:style-name="Source_20_Text"><text:s text:c="4"/></text:span><text:span text:style-name="Source_20_Text"><text:span text:style-name="T2">}</text:span></text:span></text:p>
      <text:p text:style-name="P7"><text:bookmark text:name="LC7"/><text:span text:style-name="Source_20_Text"><text:span text:style-name="T2">}</text:span></text:span></text:p>
      <text:p text:style-name="P8">};</text:p>
      <text:p text:style-name="P8">class B {</text:p>
      <text:p text:style-name="Preformatted_20_Text"><text:bookmark text:name="LC11"/><text:bookmark text:name="code-4"/><text:span text:style-name="Source_20_Text"><text:span text:style-name="T2">B(int number, std::string s)</text:span></text:span></text:p>
      <text:p text:style-name="Preformatted_20_Text"><text:bookmark text:name="LC21"/><text:span text:style-name="Source_20_Text"><text:span text:style-name="T2">: m_number(number)</text:span></text:span></text:p>
      <text:p text:style-name="Preformatted_20_Text"><text:bookmark text:name="LC31"/><text:span text:style-name="Source_20_Text"><text:span text:style-name="T2">, m_str(s)</text:span></text:span></text:p>
      <text:p text:style-name="Preformatted_20_Text"><text:bookmark text:name="LC41"/><text:span text:style-name="Source_20_Text"><text:span text:style-name="T2">{</text:span></text:span></text:p>
      <text:p text:style-name="Preformatted_20_Text"><text:bookmark text:name="LC51"/><text:soft-page-break/><text:span text:style-name="Source_20_Text"><text:s text:c="4"/></text:span><text:span text:style-name="Source_20_Text"><text:span text:style-name="T2">// единственный случай, когда фигурная переносится на новую строку в конструкторе</text:span></text:span></text:p>
      <text:p text:style-name="P7"><text:bookmark text:name="LC61"/><text:span text:style-name="Source_20_Text"><text:span text:style-name="T2">}</text:span></text:span></text:p>
      <text:p text:style-name="P8">};</text:p>
      <text:p text:style-name="P8">}</text:p>
      <text:p text:style-name="P8">Объявляйте заголовочный файл класса в самом начале Позволяет уменьшить связанность нашего заголовочного файла. Сортируйте так же внутри каждого блока инклудов по алфавиту, если возможно и по типу.</text:p>
      <text:p text:style-name="P8">Хорошо:</text:p>
      <text:p text:style-name="P8">// self #include "Cat.h" // third party #include &lt;third_party_files&gt; // standart library #include Плохо:</text:p>
      <text:p text:style-name="P8">// other #include &lt;other_header_files&gt; // self #include "Cat.h" // может зависеть от other header files Общие соглашения Требуется использовать модификатор const везде где применимо.</text:p>
      <text:p text:style-name="P8">Обязательно использовать:</text:p>
      <text:p text:style-name="P8">break после всех case default для всех case explicit для конструкторов с параметрами override для переопределения наследованной виртуальной функции. (Писать virtual при этом не нужно)</text:p>
      <text:p text:style-name="P8">Запрещается использовать:</text:p>
      <text:p text:style-name="P8">#define для определения констант, следует использовать enum : { NAME = VALUE };, или static const type, или constexpr type using в заголовочных файлах. оставлять закомментированные или "отключенные" участки кода без указания в комментариях, когда и для чего эти участки кода следует раскомментировать приведение типов в стиле Си, см. далее. Используйте приведение в стиле С++, а не в Си-стиле и не функциональное приведение. (-Wold-style-cast) Приведение в стиле Си работает в compile-time как и static_cast, const_cast, reinterpret_cast и выполняет следующие преобразования до тех пор, пока не получится:</text:p>
      <text:p text:style-name="P8">static_cast static_cast + const_cast reinterpret_cast reinterpret_cast + const_cast Приведением в стиле С++ вы указываете намерение явно и так их проще найти.</text:p>
      <text:p text:style-name="P8">Используйте списки инициализации и выравнивайте их правильно Списки инициализации должны содержать не только обязательные для инициализации поля, но так же и все поля которые могут конструироваться по умолчанию (например list, vector и тд). Тоже самое справедливо и для всей иерархии наследования и даже интерфейсов. Это позволет позднее при смене интерфейсов найти ошибки, когда вы <text:soft-page-break/>могли бы забыть инициализировать некоторое поле класса.</text:p>
      <text:p text:style-name="P8">class Data { public:</text:p>
      <text:p text:style-name="P8">Data(const std::string&amp; path);</text:p>
      <text:p text:style-name="P8">};</text:p>
      <text:p text:style-name="P8">class BaseWorker { };</text:p>
      <text:p text:style-name="P8">class Worker : BaseWorker { public:</text:p>
      <text:p text:style-name="P8">Worker(int x, int y, int z);</text:p>
      <text:p text:style-name="P8">private:</text:p>
      <text:p text:style-name="P11">std::liststd::string _result; </text:p>
      <text:p text:style-name="P11">int _x; int _y; int _z; </text:p>
      <text:p text:style-name="P11">Data _data; </text:p>
      <text:p text:style-name="P11">std::liststd::string _sequence; };</text:p>
      <text:p text:style-name="P8">Worker::Worker(int x, int y, int z) : BaseWorker() , _result() , _x(x) , _y(y) , _z(z) , _data("./somefile.txt") , _sequence() {</text:p>
      <text:p text:style-name="P8">processData(); showResult(); } Не игнорируйте предупреждение -Wreorder ('something' will be initialized after)! На первый взгляд, безобидная ошибка приведёт к неопределённому поведению и ваши переменные будут инициализированы мусором.</text:p>
      <text:p text:style-name="P8">#include using namespace std;</text:p>
      <text:p text:style-name="P8">class Cat { public:<text:line-break/>Cat(int val) : _val(val), _def(_val) {}</text:p>
      <text:p text:style-name="P8">void print() { cout &lt;&lt; _val &lt;&lt; " - " &lt;&lt; _def &lt;&lt; endl; } private:<text:line-break/>int _def; // (1) int _val; // (2) };</text:p>
      <text:p text:style-name="P8">int main() { Cat c(17); c.print(); return 0; } Если вы думаете, что будет напечатано "17 - 17" вы неправы. Наиболее вероятные исходы:</text:p>
      <text:p text:style-name="P8">"17 - 0" "17 - 237827932" "17 - 488904323" ... Связано это с тем, что переменная _def будет инициализирована раньше переменной _val.</text:p>
      <text:p text:style-name="P8">Не вызывайте виртуальные функции в конструкторах и деструкторах! Записывайте условия в математическом стиле min &lt;= count &amp;&amp; count &lt;= max</text:p>
      <text:p text:style-name="P8"><text:soft-page-break/>Избегайте использования тернарных операторов либо оборачивайте операции в скобки int number = 6; bool needPow = true; number = -1 + needPow ? number * number : number; // здесь -1 прибавится к true ДО вычесления выражения. // Может возникнуть такая ситуация, что -1 сложится с единицой (true) резульатом станет 0 (false) // Нужно оборачивать в скобки тернарное выражение</text:p>
      <text:p text:style-name="P8">Единственный случай, где тернарное выражение нельзя заменить на if это в списке инициализации конструктора.</text:p>
      <text:p text:style-name="P8">Используйте явное сравнение в условиях int integer; if (integer) {} // плохо if (integer != 0) {} // хорошо</text:p>
      <text:p text:style-name="P8">int* pointer; if (!pointer) {} // плохо if (pointer == nullptr) {} // хорошо</text:p>
      <text:p text:style-name="P8">while (1) {} // плохо while (true) {} // хорошо</text:p>
      <text:p text:style-name="P8">Обработка ошибок и проверки</text:p>
      <text:p text:style-name="P8">Принята практика обязательной установки указателей в nullptr, если они никуда не указывают. Соответственно в функциях (и методах классов) обязательно проверять входные параметры, передаваемые по указателям на равенство nullptr. Требуется проверять поля-указатели класса, если в теле функции они разыменовываются. Не проверяются лишь константные указатели а ля SystemCore const*, т.к. они задаются один раз (и тогда проверка производится, если инициализируется неконстантным указателем).</text:p>
      <text:p text:style-name="P8">Проверять на невозможные ситуации требуется с помощью assert из . Примером может служить assert с проверкой обязательно передаваемого указателя на nullptr. Если ошибка возникает из-за каких-нибудь внешних данных (например данные, загруженные из файла или сети), то такие ошибки следует обрабатывать либо сразу на месте, либо с помощью исключений давать понять, что возникла ошибка. Выбрасываемые функцией исключения обязательно документировать в комментарии к ней (например в заголовочном файле при описании назначения функции). Все исключения должны так или иначе быть отнаследованы от std::exception.</text:p>
      <text:p text:style-name="P8">Перед кодом с assert или выбросом исключения требуется обязательное логирование. В случае отработки assert это лог с наивысшим приоритетом, в случае исключения это варьируется.</text:p>
      <text:p text:style-name="P8">При работе с индексами массивов при передаче их в область видимости, где они не были инициализированы, ровно как и с итераторами, требуется проверка захода за границы массива (коллекции). В случае итератора это делается, если возможно.</text:p>
      <text:p text:style-name="P8">Исключение повторного включения заголовочных файлов. Для исключения повторного включения заголовочных файлов требуется использовать директиву #pragma once, либо макросами #ifndef. В настоящий момент все компиляторы С++ её <text:soft-page-break/>поддерживают.</text:p>
      <text:p text:style-name="P8">Основной недостаток директив #ifndef #define #endif("include guards") - вы не можете гарантировать, что придумали уникальный идентификатор.</text:p>
      <text:p text:style-name="P8">Используйте опережающие объявления для внутренних классов Если для определения поля в классе достаточно использовать объявление типа, то в заголовочном файле требуется использовать лишь объявление класса.</text:p>
      <text:p text:style-name="P8">#pragma once</text:p>
      <text:p text:style-name="P8">#include </text:p>
      <text:p text:style-name="P8">class Field;</text:p>
      <text:p text:style-name="P8">/// @brief включает по ссылке поля class Aggregator { private: std::shared_ptr m_field; //&lt; ссылка на поле }; Если необходимо вставить бинарные данные, а не исходный код используйте расширение .inc вместо .h (Google styleguide)) const char* someBigData = #include "someBigData.inc"; Файл с данными:</text:p>
      <text:p text:style-name="P8">{ 0, 25, 82932, 11, 234, 0, 2, 4, 230 .......... 3290, 66, 3321 } Не использовать длинные лямбды в месте вызова foo(12, [] (int number, std::string str) -&gt; int { for (int i = 0; i &lt; number; ++i) { str.push_back("a"); } } Лучше вообще не использовать анонимные лямбды, кроме очевидных применений - например, при использовании стандартных алгоритмов и если лямбда-выражение естественно вмещается в одну строку:</text:p>
      <text:p text:style-name="P8">std::string s("`obafqp"); std::for_each(s.begin(), s.end(), [](char&amp; c) { c += 3; }); // s == "credits" Хотя, даже для такого случая гораздо лучше показать названием функции, что она намеревается делать:</text:p>
      <text:p text:style-name="P8">auto decryptCaesarCipher = [] (char&amp; c) { c -= 3; // Локальную функцию лучше оформлять, как обычную - удобнее ставить точку останова при отладке };</text:p>
      <text:p text:style-name="P8">std::for_each(s.begin(), s.end(), decryptCaesarCipher); // s == `obafqp Не используйте вызовы функций в условных блоках, если в этом нет необоходимости. if (foo() &amp;&amp; bar()) // плохо</text:p>
      <text:p text:style-name="P8">const bool isCorrectFoo = foo(); const bool isCorrectBar = bar(); if (isCorrectFoo &amp;&amp; isCorrectBar) // хорошо Причина та же: при отладке мы сможем посмотреть результаты возврата функции.</text:p>
      <text:p text:style-name="P8">Так же, если у нас цикл</text:p>
      <text:p text:style-name="P8">for (int i = 0; i &lt; container.size(); ++i) { } Если в теле цикла не изменятся размер контейнера, то лучше вынести вызов функции size() из условия.</text:p>
      <text:p text:style-name="P8"><text:soft-page-break/>const size = container.size(); for (int i = 0; i &lt; size; ++i ) { } Не используйте цепочки из вызовов функций Конечно, это красиво записывать цепочки функций</text:p>
      <text:p text:style-name="P7"><text:bookmark text:name="LC12"/><text:bookmark text:name="code-5"/><text:span text:style-name="Source_20_Text"><text:span text:style-name="T2">auto a = foo().bar().baz(); // Плохо</text:span></text:span></text:p>
      <text:p text:style-name="P8">Однако, это до тех пор, пока этот код пишите вы... и не начали отлаживать чужой код. Что возвращает foo()? Что возвращает bar()? Что возвращает baz()? Вы не поставите точку останова и не посмотрите, какие поля у данных типов. Это может показаться занудно и выглядеть многословно, но такой код удобнее поддерживать:</text:p>
      <text:p text:style-name="P8">Foo fo = foo(); Bar br = fo.bar(); Baz bz = br.baz(); К тому же цепочки вызовов и сокращение кода могут спровоцировать писать такой код:</text:p>
      <text:p text:style-name="P8">QStack stack; stack.push("1"); stack.push("2"); stack.top().append(stack.pop()); Здесь поведение определяется реализацией (implementation-defined behavior). Порядок вызова функций в данном случае не определён. И может произойти так, что он сначала будет вызов top(), затем вызов pop() удалит с вершины стека, и затем сделает append к удалённому из стека адресу строки. В итоге SIGSEGV, из-за попытки записи в чужую память.</text:p>
      <text:p text:style-name="P8">Использовать ключевое слово auto только в том случае, где тип можно вывести из контекста Clang-tidy: modernize use auto auto point = Point(125, 25); // Хорошо auto result = process(); // Плохо int result = process(); // Хорошо Старайтесь освобождать память на той же странице / в том же классе, где она была выделена. Иногда, бывают ситуации когда под рукой нет инструментов для поиска утечек (когда лень или дорого настраивать), то классическим способом проверки является подсчёт количества вызовов new и delete, malloc и free.</text:p>
      <text:p text:style-name="P8">В поисковую выборку по проекту не должны попадать вызовы new, память которых будет управляться атоматически. См. далее.</text:p>
      <text:p text:style-name="P8">Используйте функции стандартной библиотеки для создания умных указателей (например, std::make_shared) auto w = std::make_shared(); // Хорошо. Счётчик ссылок и объект типа Widget лежат в рядом. std::shared_ptr widget = new Widget(); // Плохо. Котнрольный блок и объект в разных местах кучи. (К тому же мы при поиске утечек мы найдём вызов new зря) Вызов std::shared_ptr. В этой строчке происходит две динамические аллокации:</text:p>
      <text:p text:style-name="P8">Первая — new Widget.</text:p>
      <text:p text:style-name="P8">Вторая скрыта внутри конструктора shared_ptr. Ему нужен счетчик ссылок, который он динамически аллоцирует где-то в куче.</text:p>
      <text:p text:style-name="P8">Причем в памяти они находятся в разных местах. Если ваше приложение не использует weak pointers, или использует их не сильно, вместо строчки std::shared_ptr(new Widget) имеет смысл написать std::make_shared().</text:p>
      <text:p text:style-name="P8"><text:soft-page-break/>std::make_shared сразу проаллоцирует кусок памяти, где может хранить и Widget, и счетчик ссылок. За счет того, что эти две переменные будут находиться рядом, это более кеш-дружелюбно. Работа с std::shared_ptr станет чуть быстрее, динамических аллокаций будет не две, а одна.</text:p>
      <text:p text:style-name="P8">Использование std::move() Просьба не использовать std::move() при возврате локальной переменной. Пример с ошибкой:</text:p>
      <text:p text:style-name="P8">std::string g(); std::string f() { std::string s = std::move(g()); // Тут лишний std::move() ! return std::move(s); // Тут лишний std::move() ! } Лишний move блокирует полноценную работу оптимизации для возвращаемого значения (RVO, return value optimization/copy elision)</text:p>
      <text:p text:style-name="P8">Корректный пример:</text:p>
      <text:p text:style-name="P8">std::string g(); std::string f() { // Здесь всё правильно std::string s = g(); return s; } Компилятор Clang выводит предупреждение при наличии избыточного std::move():</text:p>
      <text:p text:style-name="P8">"warning: moving a local object in a return statement prevents copy elision" "warning: moving a temporary object prevents copy elisio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Mono" svg:font-family="'Liberation Mono'" style:font-family-generic="modern" style:font-pitch="fixed"/>
    <style:font-face style:name="Liberation Mono1" svg:font-family="'Liberation Mono'" style:font-adornments="Обычный"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PT Astra Serif" svg:font-family="'PT Astra Serif'" style:font-adornments="Regular" style:font-family-generic="roman"/>
    <style:font-face style:name="PT Astra Serif1" svg:font-family="'PT Astra Serif'" style:font-adornments="Обычный" style:font-family-generic="roman"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center" style:justify-single-word="false" style:page-number="auto"/>
      <style:text-properties style:font-name="PT Astra Serif1" fo:font-family="'PT Astra Serif'" style:font-style-name="Обычный" style:font-family-generic="roman" style:font-pitch="variable" fo:font-size="14pt" style:font-size-asian="10.5pt"/>
    </style:style>
    <style:style style:name="Heading" style:family="paragraph" style:parent-style-name="Standard" style:next-style-name="First_20_line_20_indent" style:class="text" style:master-page-name="">
      <style:paragraph-properties fo:margin-top="0cm" fo:margin-bottom="0cm" style:contextual-spacing="false" fo:text-align="center" style:justify-single-word="false" style:page-number="auto" fo:keep-with-next="auto"/>
      <style:text-properties fo:font-weight="bold" style:font-size-asian="10.5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loext:hidden="true" style:hidden="true" style:parent-style-name="Text_20_body" style:class="list" style:master-page-name="">
      <style:paragraph-properties style:page-number="auto"/>
      <style:text-properties style:font-size-asian="10.5pt" style:font-name-complex="Lohit Devanagari" style:font-family-complex="'Lohit Devanagari'" style:font-family-generic-complex="system" style:font-pitch-complex="variable"/>
    </style:style>
    <style:style style:name="Caption" style:family="paragraph" style:parent-style-name="Standard" style:class="extra" style:master-page-name="">
      <style:paragraph-properties fo:margin-top="0cm" fo:margin-bottom="0cm" style:contextual-spacing="false" style:page-number="auto" text:number-lines="true" text:line-number="0"/>
      <style:text-properties fo:font-size="14pt" fo:font-style="normal" style:font-size-asian="10.5pt" style:font-style-asian="normal" style:font-name-complex="Lohit Devanagari" style:font-family-complex="'Lohit Devanagari'" style:font-family-generic-complex="system" style:font-pitch-complex="variable" style:font-size-complex="12pt" style:font-style-complex="normal"/>
    </style:style>
    <style:style style:name="Index" style:family="paragraph" style:parent-style-name="Standard" style:class="index" style:master-page-name="">
      <style:paragraph-properties fo:text-align="start" style:justify-single-word="false" style:page-number="auto" text:number-lines="true" text:line-number="0"/>
      <style:text-properties style:font-size-asian="10.5pt" style:font-name-complex="Lohit Devanagari" style:font-family-complex="'Lohit Devanagari'" style:font-family-generic-complex="system" style:font-pitch-complex="variable"/>
    </style:style>
    <style:style style:name="Quotations" style:family="paragraph" loext:hidden="true" style:hidden="true" style:parent-style-name="Standard" style:class="html" style:master-page-name="">
      <style:paragraph-properties fo:margin-left="0cm" fo:margin-right="0cm" fo:margin-top="0cm" fo:margin-bottom="0cm" style:contextual-spacing="false" fo:text-indent="0cm" style:auto-text-indent="false" style:page-number="auto"/>
    </style:style>
    <style:style style:name="Title" style:family="paragraph" style:parent-style-name="Standard" style:next-style-name="First_20_line_20_indent" style:class="chapter" style:master-page-name="">
      <style:paragraph-properties fo:margin-top="0cm" fo:margin-bottom="0.3cm" style:contextual-spacing="false" style:page-number="auto"/>
      <style:text-properties fo:font-weight="bold" style:font-size-asian="10.5pt"/>
    </style:style>
    <style:style style:name="Subtitle" style:family="paragraph" style:parent-style-name="Standard" style:next-style-name="First_20_line_20_indent" style:class="chapter" style:master-page-name="">
      <style:paragraph-properties fo:margin-left="1.251cm" fo:margin-right="0cm" fo:margin-top="0cm" fo:margin-bottom="0cm" style:contextual-spacing="false" fo:text-align="justify" style:justify-single-word="false" fo:text-indent="0cm" style:auto-text-indent="false" style:page-number="auto"/>
      <style:text-properties fo:font-weight="bold" style:font-size-asian="10.5pt"/>
    </style:style>
    <style:style style:name="Heading_20_1" style:display-name="Heading 1" style:family="paragraph" style:parent-style-name="Heading" style:next-style-name="First_20_line_20_indent" style:default-outline-level="1" style:list-style-name="" style:class="text" style:master-page-name="">
      <style:paragraph-properties fo:margin-top="0cm" fo:margin-bottom="0cm" style:contextual-spacing="false" style:page-number="auto"/>
    </style:style>
    <style:style style:name="Heading_20_2" style:display-name="Heading 2" style:family="paragraph" loext:hidden="true" style:hidden="true" style:parent-style-name="Heading" style:next-style-name="Text_20_body" style:default-outline-level="2" style:list-style-name="" style:class="text" style:master-page-name="">
      <style:paragraph-properties fo:margin-top="0cm" fo:margin-bottom="0cm" style:contextual-spacing="false" style:page-number="auto"/>
      <style:text-properties style:font-size-asian="10.5pt"/>
    </style:style>
    <style:style style:name="Heading_20_3" style:display-name="Heading 3" style:family="paragraph" loext:hidden="true" style:hidden="true" style:parent-style-name="Heading" style:next-style-name="Text_20_body" style:default-outline-level="3" style:list-style-name="" style:class="text" style:master-page-name="">
      <style:paragraph-properties fo:margin-top="0cm" fo:margin-bottom="0cm" style:contextual-spacing="false" style:page-number="auto"/>
      <style:text-properties style:font-size-asian="10.5pt"/>
    </style:style>
    <style:style style:name="Heading_20_4" style:display-name="Heading 4"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Heading_20_5" style:display-name="Heading 5"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Heading_20_6" style:display-name="Heading 6" style:family="paragraph" loext:hidden="true" style:hidden="true" style:parent-style-name="Heading" style:next-style-name="Text_20_body" style:default-outline-level="" style:list-style-name="" style:class="text" style:master-page-name="">
      <style:paragraph-properties style:page-number="auto"/>
      <style:text-properties style:font-size-asian="10.5pt"/>
    </style:style>
    <style:style style:name="Heading_20_7" style:display-name="Heading 7"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First_20_line_20_indent" style:display-name="First line indent" style:family="paragraph" style:parent-style-name="Standard" style:class="text" style:master-page-name="">
      <style:paragraph-properties fo:margin-left="0cm" fo:margin-right="0cm" fo:text-align="justify" style:justify-single-word="false" fo:text-indent="1.251cm" style:auto-text-indent="false" style:page-number="auto"/>
      <style:text-properties style:font-size-asian="10.5pt"/>
    </style:style>
    <style:style style:name="Hanging_20_indent" style:display-name="Hanging indent" style:family="paragraph" loext:hidden="true"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Text_20_body_20_indent" style:display-name="Text body indent" style:family="paragraph" loext:hidden="true" style:hidden="true" style:parent-style-name="Text_20_body" style:class="text" style:master-page-name="">
      <style:paragraph-properties fo:margin-left="0cm" fo:margin-right="0cm" fo:text-indent="0cm" style:auto-text-indent="false" style:page-number="auto"/>
    </style:style>
    <style:style style:name="Salutation" style:family="paragraph" loext:hidden="true" style:hidden="true" style:parent-style-name="Standard" style:class="text" style:master-page-name="">
      <style:paragraph-properties style:page-number="auto" text:number-lines="true" text:line-number="0"/>
    </style:style>
    <style:style style:name="Signature" style:family="paragraph" style:parent-style-name="Standard" style:class="text" style:master-page-name="">
      <style:paragraph-properties fo:margin-left="0cm" fo:margin-right="0cm" fo:text-align="start" style:justify-single-word="false" fo:text-indent="0cm" style:auto-text-indent="false" style:page-number="auto" text:number-lines="true" text:line-number="0">
        <style:tab-stops>
          <style:tab-stop style:position="56cm" style:type="right"/>
        </style:tab-stops>
      </style:paragraph-properties>
    </style:style>
    <style:style style:name="List_20_Indent" style:display-name="List Indent" style:family="paragraph" loext:hidden="true" style:hidden="true"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Marginalia" style:family="paragraph" loext:hidden="true" style:hidden="true" style:parent-style-name="Text_20_body" style:class="text" style:master-page-name="">
      <style:paragraph-properties fo:margin-left="0cm" fo:margin-right="0cm" fo:text-indent="0cm" style:auto-text-indent="false" style:page-number="auto"/>
    </style:style>
    <style:style style:name="Heading_20_8" style:display-name="Heading 8"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Heading_20_9" style:display-name="Heading 9"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Heading_20_10" style:display-name="Heading 10" style:family="paragraph" loext:hidden="true" style:hidden="true" style:parent-style-name="Heading" style:next-style-name="Text_20_body" style:default-outline-level="" style:list-style-name="" style:class="text" style:master-page-name="">
      <style:paragraph-properties fo:margin-top="0cm" fo:margin-bottom="0cm" style:contextual-spacing="false" style:page-number="auto"/>
      <style:text-properties style:font-size-asian="10.5pt"/>
    </style:style>
    <style:style style:name="Numbering_20_1_20_Start" style:display-name="Numbering 1 Start" style:family="paragraph" loext:hidden="true" style:hidden="true" style:parent-style-name="List" style:next-style-name="Numbering_20_1" style:class="list" style:master-page-name="">
      <style:paragraph-properties fo:margin-left="0cm" fo:margin-right="0cm" fo:margin-top="0cm" fo:margin-bottom="0cm" style:contextual-spacing="false" fo:text-indent="0cm" style:auto-text-indent="false" style:page-number="auto"/>
    </style:style>
    <style:style style:name="Numbering_20_1" style:display-name="Numbering 1" style:family="paragraph" loext:hidden="true" style:hidden="true" style:parent-style-name="List" style:list-style-name="Numbering_20_123" style:class="list" style:master-page-name="">
      <style:paragraph-properties fo:margin-top="0cm" fo:margin-bottom="0cm" style:contextual-spacing="false" style:page-number="auto"/>
    </style:style>
    <style:style style:name="Numbering_20_1_20_End" style:display-name="Numbering 1 End" style:family="paragraph" loext:hidden="true" style:hidden="true" style:parent-style-name="List" style:next-style-name="Numbering_20_1" style:class="list" style:master-page-name="">
      <style:paragraph-properties fo:margin-left="0cm" fo:margin-right="0cm" fo:margin-top="0cm" fo:margin-bottom="0cm" style:contextual-spacing="false" fo:text-indent="0cm" style:auto-text-indent="false" style:page-number="auto"/>
    </style:style>
    <style:style style:name="Numbering_20_1_20_Cont." style:display-name="Numbering 1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2_20_Start" style:display-name="Numbering 2 Start" style:family="paragraph" loext:hidden="true" style:hidden="true" style:parent-style-name="List" style:next-style-name="Numbering_20_2" style:class="list" style:master-page-name="">
      <style:paragraph-properties fo:margin-left="0cm" fo:margin-right="0cm" fo:margin-top="0cm" fo:margin-bottom="0cm" style:contextual-spacing="false" fo:text-indent="0cm" style:auto-text-indent="false" style:page-number="auto"/>
    </style:style>
    <style:style style:name="Numbering_20_2" style:display-name="Numbering 2"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2_20_End" style:display-name="Numbering 2 End" style:family="paragraph" loext:hidden="true" style:hidden="true" style:parent-style-name="List" style:next-style-name="Numbering_20_2" style:class="list" style:master-page-name="">
      <style:paragraph-properties fo:margin-left="0cm" fo:margin-right="0cm" fo:margin-top="0cm" fo:margin-bottom="0cm" style:contextual-spacing="false" fo:text-indent="0cm" style:auto-text-indent="false" style:page-number="auto"/>
    </style:style>
    <style:style style:name="Numbering_20_2_20_Cont." style:display-name="Numbering 2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3_20_Start" style:display-name="Numbering 3 Start" style:family="paragraph" loext:hidden="true" style:hidden="true" style:parent-style-name="List" style:next-style-name="Numbering_20_3" style:class="list" style:master-page-name="">
      <style:paragraph-properties fo:margin-left="0cm" fo:margin-right="0cm" fo:margin-top="0cm" fo:margin-bottom="0cm" style:contextual-spacing="false" fo:text-indent="0cm" style:auto-text-indent="false" style:page-number="auto"/>
    </style:style>
    <style:style style:name="Numbering_20_3" style:display-name="Numbering 3"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3_20_End" style:display-name="Numbering 3 End" style:family="paragraph" loext:hidden="true" style:hidden="true" style:parent-style-name="List" style:next-style-name="Numbering_20_3" style:class="list" style:master-page-name="">
      <style:paragraph-properties fo:margin-left="0cm" fo:margin-right="0cm" fo:margin-top="0cm" fo:margin-bottom="0cm" style:contextual-spacing="false" fo:text-indent="0cm" style:auto-text-indent="false" style:page-number="auto"/>
    </style:style>
    <style:style style:name="Numbering_20_3_20_Cont." style:display-name="Numbering 3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4_20_Start" style:display-name="Numbering 4 Start" style:family="paragraph" loext:hidden="true" style:hidden="true" style:parent-style-name="List" style:next-style-name="Numbering_20_4" style:class="list" style:master-page-name="">
      <style:paragraph-properties fo:margin-left="0cm" fo:margin-right="0cm" fo:margin-top="0cm" fo:margin-bottom="0cm" style:contextual-spacing="false" fo:text-indent="0cm" style:auto-text-indent="false" style:page-number="auto"/>
    </style:style>
    <style:style style:name="Numbering_20_4" style:display-name="Numbering 4"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4_20_End" style:display-name="Numbering 4 End" style:family="paragraph" loext:hidden="true" style:hidden="true" style:parent-style-name="List" style:next-style-name="Numbering_20_4" style:class="list" style:master-page-name="">
      <style:paragraph-properties fo:margin-left="0cm" fo:margin-right="0cm" fo:margin-top="0cm" fo:margin-bottom="0cm" style:contextual-spacing="false" fo:text-indent="0cm" style:auto-text-indent="false" style:page-number="auto"/>
    </style:style>
    <style:style style:name="Numbering_20_4_20_Cont." style:display-name="Numbering 4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5_20_Start" style:display-name="Numbering 5 Start" style:family="paragraph" loext:hidden="true" style:hidden="true" style:parent-style-name="List" style:next-style-name="Numbering_20_5" style:class="list" style:master-page-name="">
      <style:paragraph-properties fo:margin-left="0cm" fo:margin-right="0cm" fo:margin-top="0cm" fo:margin-bottom="0cm" style:contextual-spacing="false" fo:text-indent="0cm" style:auto-text-indent="false" style:page-number="auto"/>
    </style:style>
    <style:style style:name="Numbering_20_5" style:display-name="Numbering 5"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Numbering_20_5_20_End" style:display-name="Numbering 5 End" style:family="paragraph" loext:hidden="true" style:hidden="true" style:parent-style-name="List" style:next-style-name="Numbering_20_5" style:class="list" style:master-page-name="">
      <style:paragraph-properties fo:margin-left="0cm" fo:margin-right="0cm" fo:margin-top="0cm" fo:margin-bottom="0cm" style:contextual-spacing="false" fo:text-indent="0cm" style:auto-text-indent="false" style:page-number="auto"/>
    </style:style>
    <style:style style:name="Numbering_20_5_20_Cont." style:display-name="Numbering 5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1_20_Start" style:display-name="List 1 Start" style:family="paragraph" loext:hidden="true" style:hidden="true" style:parent-style-name="List" style:next-style-name="List_20_1" style:class="list" style:master-page-name="">
      <style:paragraph-properties fo:margin-left="0cm" fo:margin-right="0cm" fo:margin-top="0cm" fo:margin-bottom="0cm" style:contextual-spacing="false" fo:text-indent="0cm" style:auto-text-indent="false" style:page-number="auto"/>
    </style:style>
    <style:style style:name="List_20_1" style:display-name="List 1" style:family="paragraph" loext:hidden="true" style:hidden="true" style:parent-style-name="List" style:list-style-name="List_20_1" style:class="list" style:master-page-name="">
      <style:paragraph-properties fo:margin-top="0cm" fo:margin-bottom="0cm" style:contextual-spacing="false" style:page-number="auto"/>
    </style:style>
    <style:style style:name="List_20_1_20_End" style:display-name="List 1 End" style:family="paragraph" loext:hidden="true" style:hidden="true" style:parent-style-name="List" style:next-style-name="List_20_1" style:class="list" style:master-page-name="">
      <style:paragraph-properties fo:margin-left="0cm" fo:margin-right="0cm" fo:margin-top="0cm" fo:margin-bottom="0cm" style:contextual-spacing="false" fo:text-indent="0cm" style:auto-text-indent="false" style:page-number="auto"/>
    </style:style>
    <style:style style:name="List_20_1_20_Cont." style:display-name="List 1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2_20_Start" style:display-name="List 2 Start" style:family="paragraph" loext:hidden="true" style:hidden="true" style:parent-style-name="List" style:next-style-name="List_20_2" style:class="list" style:master-page-name="">
      <style:paragraph-properties fo:margin-left="0cm" fo:margin-right="0cm" fo:margin-top="0cm" fo:margin-bottom="0cm" style:contextual-spacing="false" fo:text-indent="0cm" style:auto-text-indent="false" style:page-number="auto"/>
    </style:style>
    <style:style style:name="List_20_2" style:display-name="List 2"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2_20_End" style:display-name="List 2 End" style:family="paragraph" loext:hidden="true" style:hidden="true" style:parent-style-name="List" style:next-style-name="List_20_2" style:class="list" style:master-page-name="">
      <style:paragraph-properties fo:margin-left="0cm" fo:margin-right="0cm" fo:margin-top="0cm" fo:margin-bottom="0cm" style:contextual-spacing="false" fo:text-indent="0cm" style:auto-text-indent="false" style:page-number="auto"/>
    </style:style>
    <style:style style:name="List_20_2_20_Cont." style:display-name="List 2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3_20_Start" style:display-name="List 3 Start" style:family="paragraph" loext:hidden="true" style:hidden="true" style:parent-style-name="List" style:next-style-name="List_20_3" style:class="list" style:master-page-name="">
      <style:paragraph-properties fo:margin-left="0cm" fo:margin-right="0cm" fo:margin-top="0cm" fo:margin-bottom="0cm" style:contextual-spacing="false" fo:text-indent="0cm" style:auto-text-indent="false" style:page-number="auto"/>
    </style:style>
    <style:style style:name="List_20_3" style:display-name="List 3"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3_20_End" style:display-name="List 3 End" style:family="paragraph" loext:hidden="true" style:hidden="true" style:parent-style-name="List" style:next-style-name="List_20_3" style:class="list" style:master-page-name="">
      <style:paragraph-properties fo:margin-left="0cm" fo:margin-right="0cm" fo:margin-top="0cm" fo:margin-bottom="0cm" style:contextual-spacing="false" fo:text-indent="0cm" style:auto-text-indent="false" style:page-number="auto"/>
    </style:style>
    <style:style style:name="List_20_3_20_Cont." style:display-name="List 3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4_20_Start" style:display-name="List 4 Start" style:family="paragraph" loext:hidden="true" style:hidden="true" style:parent-style-name="List" style:next-style-name="List_20_4" style:class="list" style:master-page-name="">
      <style:paragraph-properties fo:margin-left="0cm" fo:margin-right="0cm" fo:margin-top="0cm" fo:margin-bottom="0cm" style:contextual-spacing="false" fo:text-indent="0cm" style:auto-text-indent="false" style:page-number="auto"/>
    </style:style>
    <style:style style:name="List_20_4" style:display-name="List 4"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4_20_End" style:display-name="List 4 End" style:family="paragraph" loext:hidden="true" style:hidden="true" style:parent-style-name="List" style:next-style-name="List_20_4" style:class="list" style:master-page-name="">
      <style:paragraph-properties fo:margin-left="0cm" fo:margin-right="0cm" fo:margin-top="0cm" fo:margin-bottom="0cm" style:contextual-spacing="false" fo:text-indent="0cm" style:auto-text-indent="false" style:page-number="auto"/>
    </style:style>
    <style:style style:name="List_20_4_20_Cont." style:display-name="List 4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5_20_Start" style:display-name="List 5 Start" style:family="paragraph" loext:hidden="true" style:hidden="true" style:parent-style-name="List" style:next-style-name="List_20_5" style:class="list" style:master-page-name="">
      <style:paragraph-properties fo:margin-left="0cm" fo:margin-right="0cm" fo:margin-top="0cm" fo:margin-bottom="0cm" style:contextual-spacing="false" fo:text-indent="0cm" style:auto-text-indent="false" style:page-number="auto"/>
    </style:style>
    <style:style style:name="List_20_5" style:display-name="List 5"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List_20_5_20_End" style:display-name="List 5 End" style:family="paragraph" loext:hidden="true" style:hidden="true" style:parent-style-name="List" style:next-style-name="List_20_5" style:class="list" style:master-page-name="">
      <style:paragraph-properties fo:margin-left="0cm" fo:margin-right="0cm" fo:margin-top="0cm" fo:margin-bottom="0cm" style:contextual-spacing="false" fo:text-indent="0cm" style:auto-text-indent="false" style:page-number="auto"/>
    </style:style>
    <style:style style:name="List_20_5_20_Cont." style:display-name="List 5 Cont." style:family="paragraph" loext:hidden="true" style:hidden="true" style:parent-style-name="List" style:class="list" style:master-page-name="">
      <style:paragraph-properties fo:margin-left="0cm" fo:margin-right="0cm" fo:margin-top="0cm" fo:margin-bottom="0cm" style:contextual-spacing="false" fo:text-indent="0cm" style:auto-text-indent="false" style:page-number="auto"/>
    </style:style>
    <style:style style:name="Index_20_Heading" style:display-name="Index Heading" style:family="paragraph" loext:hidden="true"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Index_20_1" style:display-name="Index 1" style:family="paragraph" loext:hidden="true" style:hidden="true" style:parent-style-name="Index" style:class="index" style:master-page-name="">
      <style:paragraph-properties fo:margin-left="0cm" fo:margin-right="0cm" fo:text-indent="0cm" style:auto-text-indent="false" style:page-number="auto"/>
    </style:style>
    <style:style style:name="Index_20_2" style:display-name="Index 2" style:family="paragraph" loext:hidden="true" style:hidden="true" style:parent-style-name="Index" style:class="index" style:master-page-name="">
      <style:paragraph-properties fo:margin-left="0cm" fo:margin-right="0cm" fo:text-indent="0cm" style:auto-text-indent="false" style:page-number="auto"/>
    </style:style>
    <style:style style:name="Index_20_3" style:display-name="Index 3" style:family="paragraph" loext:hidden="true" style:hidden="true" style:parent-style-name="Index" style:class="index" style:master-page-name="">
      <style:paragraph-properties fo:margin-left="0cm" fo:margin-right="0cm" fo:text-indent="0cm" style:auto-text-indent="false" style:page-number="auto"/>
    </style:style>
    <style:style style:name="Index_20_Separator" style:display-name="Index Separator" style:family="paragraph" loext:hidden="true" style:hidden="true" style:parent-style-name="Index" style:class="index" style:master-page-name="">
      <style:paragraph-properties fo:margin-left="0cm" fo:margin-right="0cm" fo:text-indent="0cm" style:auto-text-indent="false" style:page-number="auto"/>
    </style:style>
    <style:style style:name="Contents_20_Heading" style:display-name="Contents Heading" style:family="paragraph" style:parent-style-name="Heading" style:next-style-name="Contents_20_1" style:class="index" style:master-page-name="">
      <style:paragraph-properties fo:margin-left="0cm" fo:margin-right="0cm" fo:text-indent="0cm" style:auto-text-indent="false" style:page-number="auto" text:number-lines="true" text:line-number="0"/>
      <style:text-properties style:font-size-asian="10.5pt"/>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style:page-number="auto" text:number-lines="true" text:line-number="0"/>
      <style:text-properties style:font-size-asian="10.5pt"/>
    </style:style>
    <style:style style:name="User_20_Index_20_1" style:display-name="User Index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master-page-name="">
      <style:paragraph-properties fo:margin-left="0cm" fo:margin-right="0cm" fo:text-indent="0cm" style:auto-text-indent="false" style:page-number="auto">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master-page-name="">
      <style:paragraph-properties fo:margin-left="0cm" fo:margin-right="0cm" fo:text-indent="0cm" style:auto-text-indent="false" style:page-number="auto">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Contents_20_7" style:display-name="Contents 7" style:family="paragraph" loext:hidden="true"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Contents_20_8" style:display-name="Contents 8" style:family="paragraph" loext:hidden="true"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Illustration_20_Index_20_1" style:display-name="Illustration Index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Object_20_index_20_heading" style:display-name="Object index heading" style:family="paragraph" loext:hidden="true"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Object_20_index_20_1" style:display-name="Object index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Table_20_index_20_heading" style:display-name="Table index heading" style:family="paragraph" loext:hidden="true"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Table_20_index_20_1" style:display-name="Table index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Bibliography_20_Heading" style:display-name="Bibliography Heading" style:family="paragraph" loext:hidden="true" style:hidden="true" style:parent-style-name="Heading" style:class="index" style:master-page-name="">
      <style:paragraph-properties fo:margin-left="0cm" fo:margin-right="0cm" fo:text-indent="0cm" style:auto-text-indent="false" style:page-number="auto" text:number-lines="true" text:line-number="0"/>
      <style:text-properties style:font-size-asian="10.5pt"/>
    </style:style>
    <style:style style:name="Bibliography_20_1" style:display-name="Bibliography 1" style:family="paragraph" loext:hidden="true" style:hidden="true"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User_20_Index_20_6" style:display-name="User Index 6" style:family="paragraph" loext:hidden="true" style:hidden="true" style:parent-style-name="Index" style:class="index" style:master-page-name="">
      <style:paragraph-properties fo:margin-left="0cm" fo:margin-right="0cm" fo:text-indent="0cm" style:auto-text-indent="false" style:page-number="auto">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master-page-name="">
      <style:paragraph-properties fo:margin-left="0cm" fo:margin-right="0cm" fo:text-indent="0cm" style:auto-text-indent="false" style:page-number="auto">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master-page-name="">
      <style:paragraph-properties fo:margin-left="0cm" fo:margin-right="0cm" fo:text-indent="0cm" style:auto-text-indent="false" style:page-number="auto">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master-page-name="">
      <style:paragraph-properties fo:margin-left="0cm" fo:margin-right="0cm" fo:text-indent="0cm" style:auto-text-indent="false" style:page-number="auto">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master-page-name="">
      <style:paragraph-properties fo:margin-left="0cm" fo:margin-right="0cm" fo:text-indent="0cm" style:auto-text-indent="false" style:page-number="auto">
        <style:tab-stops>
          <style:tab-stop style:position="12.508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loext:hidden="true" style:hidden="true"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tru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master-page-name="">
      <style:paragraph-properties fo:text-align="start" style:justify-single-word="false" style:page-number="auto" text:number-lines="true" text:line-number="0">
        <style:tab-stops>
          <style:tab-stop style:position="8.5cm" style:type="center"/>
          <style:tab-stop style:position="17cm" style:type="right"/>
        </style:tab-stops>
      </style:paragraph-properties>
      <style:text-properties style:font-size-asian="10.5pt"/>
    </style:style>
    <style:style style:name="Footer_20_right" style:display-name="Footer right" style:family="paragraph" style:parent-style-name="Standard" style:class="extra" style:master-page-name="">
      <style:paragraph-properties fo:text-align="end" style:justify-single-word="false" style:page-number="auto" text:number-lines="tru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true" text:line-number="0"/>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true" text:line-number="0"/>
      <style:text-properties fo:font-weight="bold" style:font-size-asian="10.5pt"/>
    </style:style>
    <style:style style:name="Illustration" style:family="paragraph" style:parent-style-name="Caption" style:class="extra" style:master-page-name="">
      <style:paragraph-properties style:page-number="auto"/>
    </style:style>
    <style:style style:name="Table" style:family="paragraph" style:parent-style-name="Caption" style:class="extra" style:master-page-name="">
      <style:paragraph-properties style:page-number="auto"/>
    </style:style>
    <style:style style:name="Text" style:family="paragraph" style:parent-style-name="Caption" style:class="extra" style:master-page-name="">
      <style:paragraph-properties style:page-number="auto"/>
    </style:style>
    <style:style style:name="Frame_20_contents" style:display-name="Frame contents" style:family="paragraph" loext:hidden="true" style:hidden="true" style:parent-style-name="Standard" style:class="extra" style:master-page-name="">
      <style:paragraph-properties style:page-number="auto"/>
    </style:style>
    <style:style style:name="Footnote" style:family="paragraph" style:parent-style-name="Standard" style:class="extra" style:master-page-name="">
      <style:paragraph-properties fo:margin-left="0cm" fo:margin-right="0cm" fo:text-align="start" style:justify-single-word="false" fo:text-indent="0cm" style:auto-text-indent="false" style:page-number="auto" text:number-lines="true" text:line-number="0"/>
      <style:text-properties fo:font-size="14pt" style:font-size-asian="10.5pt" style:font-size-complex="12pt"/>
    </style:style>
    <style:style style:name="Addressee" style:family="paragraph" style:parent-style-name="Standard" style:class="extra" style:master-page-name="">
      <style:paragraph-properties fo:margin-top="0cm" fo:margin-bottom="0cm" style:contextual-spacing="false" style:page-number="auto" text:number-lines="true" text:line-number="0"/>
    </style:style>
    <style:style style:name="Sender" style:family="paragraph" style:parent-style-name="Standard" style:class="extra" style:master-page-name="">
      <style:paragraph-properties fo:margin-top="0cm" fo:margin-bottom="0cm" style:contextual-spacing="false" style:page-number="auto" text:number-lines="true" text:line-number="0"/>
    </style:style>
    <style:style style:name="Endnote" style:family="paragraph" loext:hidden="true" style:hidden="true" style:parent-style-name="Standard" style:class="extra" style:master-page-name="">
      <style:paragraph-properties fo:margin-left="0cm" fo:margin-right="0cm" fo:text-indent="0cm" style:auto-text-indent="false" style:page-number="auto" text:number-lines="true" text:line-number="0"/>
      <style:text-properties fo:font-size="14pt" style:font-size-asian="10.5pt" style:font-size-complex="12pt"/>
    </style:style>
    <style:style style:name="Drawing" style:family="paragraph" style:parent-style-name="Caption" style:class="extra" style:master-page-name="">
      <style:paragraph-properties style:page-number="auto"/>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PT Astra Serif1" fo:font-family="'PT Astra Serif'" style:font-style-name="Обычный" style:font-family-generic="roman" style:font-pitch="variable" fo:font-size="14pt" style:font-name-asian="Source Han Sans CN Regular" style:font-family-asian="'Source Han Sans CN Regular'" style:font-family-generic-asian="system" style:font-pitch-asian="variable" style:font-size-asian="10.5pt" style:font-name-complex="Lohit Devanagari" style:font-family-complex="'Lohit Devanagari'" style:font-family-generic-complex="system" style:font-pitch-complex="variable" style:font-size-complex="12pt"/>
    </style:style>
    <style:style style:name="Horizontal_20_Line" style:display-name="Horizontal Line" style:family="paragraph" style:parent-style-name="Standard" style:next-style-name="Text_20_body" style:class="html" style:master-page-name="">
      <style:paragraph-properties fo:margin-top="0cm" fo:margin-bottom="0cm" style:contextual-spacing="false" style:page-number="auto" fo:padding="0cm" fo:border-left="none" fo:border-right="none" fo:border-top="none" fo:border-bottom="0.99pt solid #000000" style:shadow="none" text:number-lines="true" text:line-number="0" style:join-border="true"/>
      <style:text-properties fo:font-size="2pt" style:font-size-asian="10.5pt" style:font-size-complex="12pt"/>
    </style:style>
    <style:style style:name="List_20_Contents" style:display-name="List Contents" style:family="paragraph" loext:hidden="true" style:hidden="true" style:parent-style-name="Standard" style:class="html" style:master-page-name="">
      <style:paragraph-properties fo:margin-left="0cm" fo:margin-right="0cm" fo:text-indent="0cm" style:auto-text-indent="false" style:page-number="auto"/>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style:text-properties style:font-size-asian="10.5pt"/>
    </style:style>
    <style:style style:name="Гриф_5f_Экземпляр" style:display-name="Гриф_Экземпляр" style:family="paragraph" style:parent-style-name="Standard">
      <style:paragraph-properties fo:margin-left="0cm" fo:margin-right="0cm" fo:text-indent="0cm" style:auto-text-indent="false"/>
      <style:text-properties fo:font-size="12pt" style:font-size-asian="10.5pt"/>
    </style:style>
    <style:style style:name="Исполнитель_20_документа" style:display-name="Исполнитель документа" style:family="paragraph" style:parent-style-name="Standard">
      <style:paragraph-properties fo:text-align="start" style:justify-single-word="false"/>
      <style:text-properties fo:font-size="12pt" style:font-size-asian="10.5pt"/>
    </style:style>
    <style:style style:name="Figure_20_Index_20_Heading" style:display-name="Figure Index Heading" style:family="paragraph" style:parent-style-name="Heading" style:class="index">
      <style:paragraph-properties fo:margin-left="0cm" fo:margin-right="0cm" fo:text-align="center" style:justify-single-word="false" fo:text-indent="0cm" style:auto-text-indent="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User_20_Entry" style:display-name="User Entry" style:family="text">
      <style:text-properties style:font-name="Liberation Mono1" fo:font-family="'Liberation Mono'" style:font-style-name="Обычный" style:font-family-generic="modern" style:font-pitch="fixed" style:font-name-asian="Liberation Mono" style:font-family-asian="'Liberation Mono'" style:font-family-generic-asian="modern" style:font-pitch-asian="fixed" style:font-size-asian="10.5pt"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Исполнитель_20_документа" style:display-name="Исполнитель документа" style:family="graphic" style:auto-update="true">
      <style:graphic-properties fo:min-width="4.001cm" fo:min-height="0.499cm" svg:x="0cm" svg:y="0cm" style:wrap="none" style:vertical-pos="bottom" style:vertical-rel="page" style:horizontal-pos="left" style:horizontal-rel="page-content" fo:background-color="transparent" draw:fill="none" draw:fill-color="#729fcf" fo:padding-left="0cm" fo:padding-right="0cm" fo:padding-top="0cm" fo:padding-bottom="1cm" fo:border="none" style:shadow="none" draw:shadow-opacity="100%" draw:textarea-vertical-align="bottom">
        <style:columns fo:column-count="1" fo:column-gap="0cm"/>
      </style:graphic-properties>
    </style:style>
    <style:style style:name="Watermark" style:family="graphic" loext:hidden="true" style:hidden="true">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loext:hidden="true" style:hidden="true">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space" fo:text-indent="1.25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а, б, .., аа, аб, ... (ru)">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а, б, .., аа, а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а, б, .., аа, а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а, б, .., аа, а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а, б, .., аа, а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а, б, .., аа, а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а, б, .., аа, а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а, б, .., аа, а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а, б, .., аа, а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а, б, .., аа, аб, ... (ru)" text:display-levels="10">
        <style:list-level-properties text:list-level-position-and-space-mode="label-alignment">
          <style:list-level-label-alignment text:label-followed-by="space" fo:text-indent="1.251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2" text:style-name="Bullet_20_Symbols" loext:num-list-format="%2%"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3" text:style-name="Bullet_20_Symbols" loext:num-list-format="%3%"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4" text:style-name="Bullet_20_Symbols" loext:num-list-format="%4%"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5" text:style-name="Bullet_20_Symbols" loext:num-list-format="%5%"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6" text:style-name="Bullet_20_Symbols" loext:num-list-format="%6%"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7" text:style-name="Bullet_20_Symbols" loext:num-list-format="%7%"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8" text:style-name="Bullet_20_Symbols" loext:num-list-format="%8%"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9" text:style-name="Bullet_20_Symbols" loext:num-list-format="%9%" text:bullet-char="–">
        <style:list-level-properties text:list-level-position-and-space-mode="label-alignment">
          <style:list-level-label-alignment text:label-followed-by="space" fo:text-indent="1.251cm"/>
        </style:list-level-properties>
        <style:text-properties style:font-name="PT Astra Serif"/>
      </text:list-level-style-bullet>
      <text:list-level-style-bullet text:level="10" text:style-name="Bullet_20_Symbols" loext:num-list-format="%10%" text:bullet-char="–">
        <style:list-level-properties text:list-level-position-and-space-mode="label-alignment">
          <style:list-level-label-alignment text:label-followed-by="space" fo:text-indent="1.251cm"/>
        </style:list-level-properties>
        <style:text-properties style:font-name="PT Astra Serif"/>
      </text:list-level-style-bullet>
    </text:list-style>
    <text:list-style style:name="List_20_2" style:display-name="List 2"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Нумерованный_20_1_29_" style:display-name="Нумерованный 1)">
      <text:list-level-style-number text:level="1" loext:num-list-format="%1%)" style:num-suffix=")" style:num-format="1">
        <style:list-level-properties text:list-level-position-and-space-mode="label-alignment">
          <style:list-level-label-alignment text:label-followed-by="space" fo:text-indent="1.251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space" fo:text-inden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space" fo:text-inden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space" fo:text-inden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space" fo:text-indent="3.17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space" fo:text-indent="3.8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space" fo:text-indent="4.44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space" fo:text-indent="5.08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space" fo:text-indent="5.715cm"/>
        </style:list-level-properties>
      </text:list-level-style-number>
      <text:list-level-style-number text:level="10" loext:num-list-format="%1%.%2%.%3%.%4%.%5%.%6%.%7%.%8%.%9%.%10%)" style:num-suffix=")" style:num-format="1" text:display-levels="10">
        <style:list-level-properties text:list-level-position-and-space-mode="label-alignment">
          <style:list-level-label-alignment text:label-followed-by="space" fo:text-indent="6.35cm"/>
        </style:list-level-properties>
      </text:list-level-style-number>
    </text:list-style>
    <text:list-style style:name="Нумерованный_20_а_29_" style:display-name="Нумерованный а)">
      <text:list-level-style-number text:level="1" text:style-name="Numbering_20_Symbols" loext:num-list-format="%1%)" style:num-suffix=")" style:num-format="а, б, .., аа, бб, ... (ru)">
        <style:list-level-properties text:list-level-position-and-space-mode="label-alignment">
          <style:list-level-label-alignment text:label-followed-by="space" fo:text-indent="1.251cm"/>
        </style:list-level-properties>
      </text:list-level-style-number>
      <text:list-level-style-number text:level="2" text:style-name="Numbering_20_Symbols" loext:num-list-format="%1%.%2%)" style:num-suffix=")" style:num-format="а, б, .., аа, бб, ... (ru)" text:display-levels="2">
        <style:list-level-properties text:list-level-position-and-space-mode="label-alignment">
          <style:list-level-label-alignment text:label-followed-by="space" fo:text-indent="1.251cm"/>
        </style:list-level-properties>
      </text:list-level-style-number>
      <text:list-level-style-number text:level="3" text:style-name="Numbering_20_Symbols" loext:num-list-format="%1%.%2%.%3%)" style:num-suffix=")" style:num-format="а, б, .., аа, бб, ... (ru)" text:display-levels="3">
        <style:list-level-properties text:list-level-position-and-space-mode="label-alignment">
          <style:list-level-label-alignment text:label-followed-by="space" fo:text-indent="1.251cm"/>
        </style:list-level-properties>
      </text:list-level-style-number>
      <text:list-level-style-number text:level="4" text:style-name="Numbering_20_Symbols" loext:num-list-format="%1%.%2%.%3%.%4%)" style:num-suffix=")" style:num-format="а, б, .., аа, бб, ... (ru)" text:display-levels="4">
        <style:list-level-properties text:list-level-position-and-space-mode="label-alignment">
          <style:list-level-label-alignment text:label-followed-by="space" fo:text-indent="1.251cm"/>
        </style:list-level-properties>
      </text:list-level-style-number>
      <text:list-level-style-number text:level="5" text:style-name="Numbering_20_Symbols" loext:num-list-format="%1%.%2%.%3%.%4%.%5%)" style:num-suffix=")" style:num-format="а, б, .., аа, бб, ... (ru)" text:display-levels="5">
        <style:list-level-properties text:list-level-position-and-space-mode="label-alignment">
          <style:list-level-label-alignment text:label-followed-by="space" fo:text-indent="1.251cm"/>
        </style:list-level-properties>
      </text:list-level-style-number>
      <text:list-level-style-number text:level="6" text:style-name="Numbering_20_Symbols" loext:num-list-format="%1%.%2%.%3%.%4%.%5%.%6%)" style:num-suffix=")" style:num-format="а, б, .., аа, бб, ... (ru)" text:display-levels="6">
        <style:list-level-properties text:list-level-position-and-space-mode="label-alignment">
          <style:list-level-label-alignment text:label-followed-by="space" fo:text-indent="1.251cm"/>
        </style:list-level-properties>
      </text:list-level-style-number>
      <text:list-level-style-number text:level="7" text:style-name="Numbering_20_Symbols" loext:num-list-format="%1%.%2%.%3%.%4%.%5%.%6%.%7%)" style:num-suffix=")" style:num-format="а, б, .., аа, бб, ... (ru)" text:display-levels="7">
        <style:list-level-properties text:list-level-position-and-space-mode="label-alignment">
          <style:list-level-label-alignment text:label-followed-by="space" fo:text-indent="1.251cm"/>
        </style:list-level-properties>
      </text:list-level-style-number>
      <text:list-level-style-number text:level="8" text:style-name="Numbering_20_Symbols" loext:num-list-format="%1%.%2%.%3%.%4%.%5%.%6%.%7%.%8%)" style:num-suffix=")" style:num-format="а, б, .., аа, бб, ... (ru)" text:display-levels="8">
        <style:list-level-properties text:list-level-position-and-space-mode="label-alignment">
          <style:list-level-label-alignment text:label-followed-by="space" fo:text-indent="1.251cm"/>
        </style:list-level-properties>
      </text:list-level-style-number>
      <text:list-level-style-number text:level="9" text:style-name="Numbering_20_Symbols" loext:num-list-format="%1%.%2%.%3%.%4%.%5%.%6%.%7%.%8%.%9%)" style:num-suffix=")" style:num-format="а, б, .., аа, бб, ... (ru)" text:display-levels="9">
        <style:list-level-properties text:list-level-position-and-space-mode="label-alignment">
          <style:list-level-label-alignment text:label-followed-by="space" fo:text-indent="1.251cm"/>
        </style:list-level-properties>
      </text:list-level-style-number>
      <text:list-level-style-number text:level="10" text:style-name="Numbering_20_Symbols" loext:num-list-format="%1%.%2%.%3%.%4%.%5%.%6%.%7%.%8%.%9%.%10%)" style:num-suffix=")" style:num-format="а, б, .., аа, бб, ... (ru)" text:display-levels="10">
        <style:list-level-properties text:list-level-position-and-space-mode="label-alignment">
          <style:list-level-label-alignment text:label-followed-by="space" fo:text-indent="1.251cm"/>
        </style:list-level-properties>
      </text:list-level-style-number>
    </text:list-style>
    <text:list-style style:name="Нумерованный_20_для_20_таблиц" style:display-name="Нумерованный для таблиц">
      <text:list-level-style-number text:level="1" loext:num-list-format="%1%" style:num-format="1">
        <style:list-level-properties text:list-level-position-and-space-mode="label-alignment" fo:text-align="center">
          <style:list-level-label-alignment text:label-followed-by="nothing"/>
        </style:list-level-properties>
      </text:list-level-style-number>
      <text:list-level-style-number text:level="2" loext:num-list-format="%2%" style:num-format="1">
        <style:list-level-properties text:list-level-position-and-space-mode="label-alignment" fo:text-align="center">
          <style:list-level-label-alignment text:label-followed-by="nothing"/>
        </style:list-level-properties>
      </text:list-level-style-number>
      <text:list-level-style-number text:level="3" loext:num-list-format="%3%" style:num-format="1">
        <style:list-level-properties text:list-level-position-and-space-mode="label-alignment" fo:text-align="center">
          <style:list-level-label-alignment text:label-followed-by="nothing"/>
        </style:list-level-properties>
      </text:list-level-style-number>
      <text:list-level-style-number text:level="4" loext:num-list-format="%4%" style:num-format="1">
        <style:list-level-properties text:list-level-position-and-space-mode="label-alignment" fo:text-align="center">
          <style:list-level-label-alignment text:label-followed-by="nothing"/>
        </style:list-level-properties>
      </text:list-level-style-number>
      <text:list-level-style-number text:level="5" loext:num-list-format="%5%" style:num-format="1">
        <style:list-level-properties text:list-level-position-and-space-mode="label-alignment" fo:text-align="center">
          <style:list-level-label-alignment text:label-followed-by="nothing"/>
        </style:list-level-properties>
      </text:list-level-style-number>
      <text:list-level-style-number text:level="6" loext:num-list-format="%6%" style:num-format="1">
        <style:list-level-properties text:list-level-position-and-space-mode="label-alignment" fo:text-align="center">
          <style:list-level-label-alignment text:label-followed-by="nothing"/>
        </style:list-level-properties>
      </text:list-level-style-number>
      <text:list-level-style-number text:level="7" loext:num-list-format="%7%" style:num-format="1">
        <style:list-level-properties text:list-level-position-and-space-mode="label-alignment" fo:text-align="center">
          <style:list-level-label-alignment text:label-followed-by="nothing"/>
        </style:list-level-properties>
      </text:list-level-style-number>
      <text:list-level-style-number text:level="8" loext:num-list-format="%8%" style:num-format="1">
        <style:list-level-properties text:list-level-position-and-space-mode="label-alignment" fo:text-align="center">
          <style:list-level-label-alignment text:label-followed-by="nothing"/>
        </style:list-level-properties>
      </text:list-level-style-number>
      <text:list-level-style-number text:level="9" loext:num-list-format="%9%" style:num-format="1">
        <style:list-level-properties text:list-level-position-and-space-mode="label-alignment" fo:text-align="center">
          <style:list-level-label-alignment text:label-followed-by="nothing"/>
        </style:list-level-properties>
      </text:list-level-style-number>
      <text:list-level-style-number text:level="10" loext:num-list-format="%10%" style:num-format="1">
        <style:list-level-properties text:list-level-position-and-space-mode="label-alignment" fo:text-align="center">
          <style:list-level-label-alignment text:label-followed-by="nothing"/>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Таблица2" style:family="table">
      <style:table-properties table:align="margins"/>
    </style:style>
    <style:style style:name="Таблица2.A" style:family="table-column">
      <style:table-column-properties style:rel-column-width="41773*"/>
    </style:style>
    <style:style style:name="Таблица2.B" style:family="table-column">
      <style:table-column-properties style:rel-column-width="23762*"/>
    </style:style>
    <style:style style:name="MP1" style:family="paragraph" style:parent-style-name="Header_20_right">
      <style:text-properties style:text-rotation-angle="270" style:text-rotation-scale="line-height"/>
    </style:style>
    <style:style style:name="MP2" style:family="paragraph" style:parent-style-name="Footer_20_left" style:master-page-name="Обратная_20_сторона">
      <style:paragraph-properties style:page-number="auto"/>
    </style:style>
    <style:style style:name="MP3" style:family="paragraph" style:parent-style-name="Footer_20_left">
      <style:text-properties officeooo:rsid="005ffed0" officeooo:paragraph-rsid="005ffed0"/>
    </style:style>
    <style:style style:name="MP4" style:family="paragraph" style:parent-style-name="Standard">
      <style:text-properties fo:font-size="2pt" officeooo:paragraph-rsid="007cf328" style:font-size-asian="1.75pt" style:font-size-complex="2pt"/>
    </style:style>
    <style:style style:name="MP5" style:family="paragraph" style:parent-style-name="Гриф_5f_Экземпляр">
      <style:text-properties officeooo:paragraph-rsid="007cf328"/>
    </style:style>
    <style:style style:name="MP6" style:family="paragraph" style:parent-style-name="Гриф_5f_Экземпляр">
      <style:text-properties officeooo:rsid="005d3465" officeooo:paragraph-rsid="007cf328"/>
    </style:style>
    <style:style style:name="MT1" style:family="text">
      <style:text-properties officeooo:rsid="005ffed0"/>
    </style:style>
    <style:style style:name="Mfr1" style:family="graphic" style:parent-style-name="Frame">
      <style:graphic-properties style:protect="content size position" style:wrap="run-through" style:number-wrapped-paragraphs="no-limit" style:vertical-pos="middle" style:vertical-rel="page-content" style:horizontal-pos="from-left" style:horizontal-rel="page" fo:padding="0cm" fo:border="none" style:shadow="none" draw:shadow-opacity="100%" draw:textarea-vertical-align="middle">
        <style:columns fo:column-count="1" fo:column-gap="0cm"/>
      </style:graphic-properties>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101cm" fo:background-color="transparent" style:dynamic-spacing="false"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5" style:page-usage="left">
      <style:page-layout-properties fo:page-width="21.001cm" fo:page-height="29.7cm" style:num-format="1" style:print-orientation="portrait" fo:margin-top="1cm" fo:margin-bottom="1cm" fo:margin-left="1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6" style:page-usage="right">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101cm" fo:background-color="transparent" style:dynamic-spacing="false" draw:fill="none" draw:fill-color="#729fcf"/>
      </style:header-style>
      <style:footer-style>
        <style:header-footer-properties fo:min-height="1cm" fo:margin-left="0cm" fo:margin-right="0cm" fo:margin-top="0.4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9</text:page-number></text:p>
      </style:header>
      <style:footer>
        <text:p text:style-name="Footer"/>
      </style:footer>
    </style:master-page>
    <style:master-page style:name="First_20_Page" style:display-name="First Page" style:page-layout-name="Mpm2" draw:style-name="Mdp1" style:next-style-name="Standard"/>
    <style:master-page style:name="Landscape" style:page-layout-name="Mpm3" draw:style-name="Mdp1">
      <style:header>
        <text:p text:style-name="Header"><draw:frame draw:style-name="Mfr1" draw:name="Номер страницы справа" text:anchor-type="paragraph" svg:x="28cm" svg:width="0.7cm" svg:height="1.499cm" draw:z-index="0"><draw:text-box><text:p text:style-name="MP1"><text:page-number text:select-page="current">0</text:page-number></text:p></draw:text-box></draw:frame></text:p>
      </style:header>
    </style:master-page>
    <style:master-page style:name="Обратная_20_сторона" style:display-name="Обратная сторона" style:page-layout-name="Mpm4" draw:style-name="Mdp1" style:next-style-name="First_20_Page">
      <style:header>
        <text:p text:style-name="Header"/>
      </style:header>
      <style:footer>
        <text:p text:style-name="MP2">Отп. в 3-х экз.</text:p>
        <text:p text:style-name="Footer_20_left">1 экз. в дело</text:p>
        <text:p text:style-name="Footer_20_left">2 и 3 в адрес</text:p>
        <text:p text:style-name="Footer_20_left">исп. И.О. Фамилия</text:p>
        <text:p text:style-name="Footer_20_left">тел. <text:span text:style-name="MT1">123-45-67</text:span></text:p>
        <text:p text:style-name="MP3">01.01.2019</text:p>
      </style:footer>
    </style:master-page>
    <style:master-page style:name="Left_20_Page" loext:hidden="true" style:hidden="true" style:display-name="Left Page" style:page-layout-name="Mpm5" draw:style-name="Mdp1" style:next-style-name="Right_20_Page">
      <style:header>
        <text:p text:style-name="Header"><text:page-number text:select-page="current">0</text:page-number></text:p>
      </style:header>
      <style:footer>
        <text:p text:style-name="Footer"/>
      </style:footer>
    </style:master-page>
    <style:master-page style:name="Right_20_Page" loext:hidden="true" style:hidden="true" style:display-name="Right Page" style:page-layout-name="Mpm6" draw:style-name="Mdp1" style:next-style-name="Left_20_Page">
      <style:header>
        <text:p text:style-name="Header"><text:page-number text:select-page="current">0</text:page-number></text:p>
      </style:header>
      <style:footer>
        <text:p text:style-name="Footer"/>
      </style:footer>
    </style:master-page>
    <style:master-page style:name="Envelope" loext:hidden="true" style:hidden="true" style:page-layout-name="Mpm7" draw:style-name="Mdp1">
      <style:header>
        <text:p text:style-name="Header"/>
      </style:header>
    </style:master-page>
    <style:master-page style:name="Index" loext:hidden="true" style:hidden="true" style:page-layout-name="Mpm8" draw:style-name="Mdp1">
      <style:header>
        <text:p text:style-name="Header"/>
      </style:header>
    </style:master-page>
    <style:master-page style:name="HTML" loext:hidden="true" style:hidden="true" style:page-layout-name="Mpm9" draw:style-name="Mdp1">
      <style:header>
        <text:p text:style-name="Header"/>
      </style:header>
    </style:master-page>
    <style:master-page style:name="Footnote" loext:hidden="true" style:hidden="true" style:page-layout-name="Mpm10" draw:style-name="Mdp1">
      <style:header>
        <text:p text:style-name="Header"/>
      </style:header>
    </style:master-page>
    <style:master-page style:name="Endnote" loext:hidden="true" style:hidden="true" style:page-layout-name="Mpm10" draw:style-name="Mdp1">
      <style:header>
        <text:p text:style-name="Header"/>
      </style:header>
    </style:master-page>
    <style:master-page style:name="Первая_20_страница_20_с_20_колонтитулами" style:display-name="Первая страница с колонтитулами" style:page-layout-name="Mpm11" draw:style-name="Mdp1" style:next-style-name="Standard">
      <style:header>
        <table:table table:name="Таблица2" table:style-name="Таблица2">
          <table:table-column table:style-name="Таблица2.A"/>
          <table:table-column table:style-name="Таблица2.B"/>
          <table:table-row>
            <table:table-cell office:value-type="string">
              <text:p text:style-name="MP5"/>
            </table:table-cell>
            <table:table-cell office:value-type="string">
              <text:p text:style-name="MP6"/>
            </table:table-cell>
          </table:table-row>
        </table:table>
        <text:p text:style-name="MP4"/>
      </style:header>
      <style:footer>
        <text:p text:style-name="Исполнитель_20_документа"/>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3-02-28T06:06:35.282825193</meta:creation-date>
    <dc:title>Default</dc:title>
    <meta:editing-cycles>3</meta:editing-cycles>
    <meta:editing-duration>PT2H27M41S</meta:editing-duration>
    <meta:generator>LibreOffice/7.3.6.2$Linux_X86_64 LibreOffice_project/30$Build-2</meta:generator>
    <dc:date>2023-02-28T11:46:50.533577499</dc:date>
    <meta:document-statistic meta:table-count="1" meta:image-count="0" meta:object-count="0" meta:page-count="9" meta:paragraph-count="138" meta:word-count="2288" meta:character-count="16015" meta:non-whitespace-character-count="13825"/>
  </office:meta>
</office:document-meta>
</file>